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style:keep-together="false"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style:width="17.013cm" fo:margin-left="0cm" fo:margin-right="-0.012cm" table:align="margins"/>
    </style:style>
    <style:style style:name="Tableau37.A" style:family="table-column">
      <style:table-column-properties style:column-width="2.937cm" style:rel-column-width="11313*"/>
    </style:style>
    <style:style style:name="Tableau37.B" style:family="table-column">
      <style:table-column-properties style:column-width="9.999cm" style:rel-column-width="38519*"/>
    </style:style>
    <style:style style:name="Tableau37.C" style:family="table-column">
      <style:table-column-properties style:column-width="4.076cm"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style:width="17.013cm" fo:margin-left="0cm" fo:margin-right="-0.012cm" table:align="margins"/>
    </style:style>
    <style:style style:name="Tableau38.A" style:family="table-column">
      <style:table-column-properties style:column-width="2.937cm" style:rel-column-width="11313*"/>
    </style:style>
    <style:style style:name="Tableau38.B" style:family="table-column">
      <style:table-column-properties style:column-width="9.999cm" style:rel-column-width="38519*"/>
    </style:style>
    <style:style style:name="Tableau38.C" style:family="table-column">
      <style:table-column-properties style:column-width="4.076cm"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style:width="17.013cm" fo:margin-left="0cm" fo:margin-right="-0.012cm" table:align="margins"/>
    </style:style>
    <style:style style:name="Tableau28.A" style:family="table-column">
      <style:table-column-properties style:column-width="2.937cm" style:rel-column-width="11313*"/>
    </style:style>
    <style:style style:name="Tableau28.B" style:family="table-column">
      <style:table-column-properties style:column-width="9.999cm" style:rel-column-width="38519*"/>
    </style:style>
    <style:style style:name="Tableau28.C" style:family="table-column">
      <style:table-column-properties style:column-width="4.076cm"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style:width="17.013cm" fo:margin-left="0cm" fo:margin-right="-0.012cm" table:align="margins"/>
    </style:style>
    <style:style style:name="Tableau30.A" style:family="table-column">
      <style:table-column-properties style:column-width="2.937cm" style:rel-column-width="11313*"/>
    </style:style>
    <style:style style:name="Tableau30.B" style:family="table-column">
      <style:table-column-properties style:column-width="9.999cm" style:rel-column-width="38519*"/>
    </style:style>
    <style:style style:name="Tableau30.C" style:family="table-column">
      <style:table-column-properties style:column-width="4.076cm"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style:width="17.013cm" fo:margin-left="0cm" fo:margin-right="-0.012cm" table:align="margins"/>
    </style:style>
    <style:style style:name="Tableau39.A" style:family="table-column">
      <style:table-column-properties style:column-width="2.937cm" style:rel-column-width="11313*"/>
    </style:style>
    <style:style style:name="Tableau39.B" style:family="table-column">
      <style:table-column-properties style:column-width="9.999cm" style:rel-column-width="38519*"/>
    </style:style>
    <style:style style:name="Tableau39.C" style:family="table-column">
      <style:table-column-properties style:column-width="4.076cm"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style:width="17.013cm" fo:margin-left="0cm" fo:margin-right="-0.012cm" table:align="margins"/>
    </style:style>
    <style:style style:name="Tableau40.A" style:family="table-column">
      <style:table-column-properties style:column-width="2.937cm" style:rel-column-width="11313*"/>
    </style:style>
    <style:style style:name="Tableau40.B" style:family="table-column">
      <style:table-column-properties style:column-width="9.999cm" style:rel-column-width="38519*"/>
    </style:style>
    <style:style style:name="Tableau40.C" style:family="table-column">
      <style:table-column-properties style:column-width="4.076cm"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style:width="17.013cm" fo:margin-left="0cm" fo:margin-right="-0.012cm" table:align="margins"/>
    </style:style>
    <style:style style:name="Tableau41.A" style:family="table-column">
      <style:table-column-properties style:column-width="2.937cm" style:rel-column-width="11313*"/>
    </style:style>
    <style:style style:name="Tableau41.B" style:family="table-column">
      <style:table-column-properties style:column-width="9.999cm" style:rel-column-width="38519*"/>
    </style:style>
    <style:style style:name="Tableau41.C" style:family="table-column">
      <style:table-column-properties style:column-width="4.076cm"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style:width="17.013cm" fo:margin-left="0cm" fo:margin-right="-0.012cm" table:align="margins"/>
    </style:style>
    <style:style style:name="Tableau42.A" style:family="table-column">
      <style:table-column-properties style:column-width="2.937cm" style:rel-column-width="11313*"/>
    </style:style>
    <style:style style:name="Tableau42.B" style:family="table-column">
      <style:table-column-properties style:column-width="9.999cm" style:rel-column-width="38519*"/>
    </style:style>
    <style:style style:name="Tableau42.C" style:family="table-column">
      <style:table-column-properties style:column-width="4.076cm"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43" style:family="table">
      <style:table-properties style:width="17.013cm" fo:margin-left="0cm" fo:margin-right="-0.012cm" table:align="margins"/>
    </style:style>
    <style:style style:name="Tableau43.A" style:family="table-column">
      <style:table-column-properties style:column-width="2.937cm" style:rel-column-width="11313*"/>
    </style:style>
    <style:style style:name="Tableau43.B" style:family="table-column">
      <style:table-column-properties style:column-width="9.999cm" style:rel-column-width="38519*"/>
    </style:style>
    <style:style style:name="Tableau43.C" style:family="table-column">
      <style:table-column-properties style:column-width="4.076cm"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C" style:family="table-column">
      <style:table-column-properties style:column-width="5.667cm" style:rel-column-width="21847*"/>
    </style:style>
    <style:style style:name="Tableau14.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3.399cm" style:rel-column-width="13093*"/>
    </style:style>
    <style:style style:name="Tableau1.C" style:family="table-column">
      <style:table-column-properties style:column-width="1.298cm" style:rel-column-width="5000*"/>
    </style:style>
    <style:style style:name="Tableau1.D" style:family="table-column">
      <style:table-column-properties style:column-width="2.17cm" style:rel-column-width="8357*"/>
    </style:style>
    <style:style style:name="Tableau1.E" style:family="table-column">
      <style:table-column-properties style:column-width="6.747cm"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style:width="17.013cm" fo:margin-left="0cm" fo:margin-right="-0.012cm" table:align="margins" style:may-break-between-rows="false"/>
    </style:style>
    <style:style style:name="Tableau24.A" style:family="table-column">
      <style:table-column-properties style:column-width="2.833cm" style:rel-column-width="10912*"/>
    </style:style>
    <style:style style:name="Tableau24.C" style:family="table-column">
      <style:table-column-properties style:column-width="1.319cm" style:rel-column-width="5082*"/>
    </style:style>
    <style:style style:name="Tableau24.D" style:family="table-column">
      <style:table-column-properties style:column-width="4.348cm" style:rel-column-width="16748*"/>
    </style:style>
    <style:style style:name="Tableau24.F" style:family="table-column">
      <style:table-column-properties style:column-width="2.847cm" style:rel-column-width="10969*"/>
    </style:style>
    <style:style style:name="Tableau24.A1" style:family="table-cell">
      <style:table-cell-properties fo:padding="0.049cm" fo:border="0.05pt solid #000000"/>
    </style:style>
    <style:style style:name="Tableau25" style:family="table">
      <style:table-properties style:width="17cm" table:align="margins" style:may-break-between-rows="false"/>
    </style:style>
    <style:style style:name="Tableau25.A" style:family="table-column">
      <style:table-column-properties style:column-width="3.399cm" style:rel-column-width="13106*"/>
    </style:style>
    <style:style style:name="Tableau25.C" style:family="table-column">
      <style:table-column-properties style:column-width="5.099cm" style:rel-column-width="19659*"/>
    </style:style>
    <style:style style:name="Tableau25.D" style:family="table-column">
      <style:table-column-properties style:column-width="5.101cm" style:rel-column-width="19664*"/>
    </style:style>
    <style:style style:name="Tableau25.1" style:family="table-row">
      <style:table-row-properties style:keep-together="false"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5.667cm" style:rel-column-width="21844*"/>
    </style:style>
    <style:style style:name="Tableau19.C" style:family="table-column">
      <style:table-column-properties style:column-width="5.667cm" style:rel-column-width="21847*"/>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5.667cm" style:rel-column-width="21844*"/>
    </style:style>
    <style:style style:name="Tableau20.C" style:family="table-column">
      <style:table-column-properties style:column-width="5.667cm" style:rel-column-width="21847*"/>
    </style:style>
    <style:style style:name="Tableau20.A1" style:family="table-cell">
      <style:table-cell-properties fo:padding="0.049cm" fo:border="0.05pt solid #000000"/>
    </style:style>
    <style:style style:name="Tableau21" style:family="table">
      <style:table-properties style:width="17cm" table:align="margins"/>
    </style:style>
    <style:style style:name="Tableau21.A" style:family="table-column">
      <style:table-column-properties style:column-width="5.667cm" style:rel-column-width="21844*"/>
    </style:style>
    <style:style style:name="Tableau21.C" style:family="table-column">
      <style:table-column-properties style:column-width="5.667cm" style:rel-column-width="21847*"/>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style:width="17.013cm" fo:margin-left="0cm" fo:margin-right="-0.012cm" table:align="margins"/>
    </style:style>
    <style:style style:name="Tableau17.A" style:family="table-column">
      <style:table-column-properties style:column-width="2.124cm" style:rel-column-width="8180*"/>
    </style:style>
    <style:style style:name="Tableau17.B" style:family="table-column">
      <style:table-column-properties style:column-width="2.125cm" style:rel-column-width="8187*"/>
    </style:style>
    <style:style style:name="Tableau17.C" style:family="table-column">
      <style:table-column-properties style:column-width="0.963cm" style:rel-column-width="3709*"/>
    </style:style>
    <style:style style:name="Tableau17.D" style:family="table-column">
      <style:table-column-properties style:column-width="2.011cm" style:rel-column-width="7745*"/>
    </style:style>
    <style:style style:name="Tableau17.E" style:family="table-column">
      <style:table-column-properties style:column-width="1.323cm" style:rel-column-width="5096*"/>
    </style:style>
    <style:style style:name="Tableau17.F" style:family="table-column">
      <style:table-column-properties style:column-width="4.202cm" style:rel-column-width="16185*"/>
    </style:style>
    <style:style style:name="Tableau17.G" style:family="table-column">
      <style:table-column-properties style:column-width="1.222cm" style:rel-column-width="4708*"/>
    </style:style>
    <style:style style:name="Tableau17.H" style:family="table-column">
      <style:table-column-properties style:column-width="3.044cm" style:rel-column-width="11725*"/>
    </style:style>
    <style:style style:name="Tableau17.A1" style:family="table-cell">
      <style:table-cell-properties fo:padding="0.049cm" fo:border="0.05pt solid #000000"/>
    </style:style>
    <style:style style:name="Tableau33" style:family="table">
      <style:table-properties style:width="17cm" table:align="margins"/>
    </style:style>
    <style:style style:name="Tableau33.A" style:family="table-column">
      <style:table-column-properties style:column-width="2.125cm" style:rel-column-width="8191*"/>
    </style:style>
    <style:style style:name="Tableau33.H" style:family="table-column">
      <style:table-column-properties style:column-width="2.127cm"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Heading_20_6">
      <style:paragraph-properties fo:text-align="justify" style:justify-single-word="false"/>
    </style:style>
    <style:style style:name="P5" style:family="paragraph" style:parent-style-name="Text_20_body" style:list-style-name="List_20_1"/>
    <style:style style:name="P6" style:family="paragraph" style:parent-style-name="Text_20_body" style:list-style-name="Numbering_20_1"/>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able_20_Contents">
      <style:paragraph-properties fo:text-align="start" style:justify-single-word="false"/>
    </style:style>
    <style:style style:name="P11" style:family="paragraph" style:parent-style-name="Table_20_Contents" style:list-style-name="L4">
      <style:paragraph-properties fo:text-align="start" style:justify-single-word="false"/>
    </style:style>
    <style:style style:name="P12" style:family="paragraph">
      <style:paragraph-properties fo:margin-left="0cm" fo:margin-right="0cm" fo:margin-top="0cm" fo:margin-bottom="0cm" fo:line-height="100%" fo:text-align="center" fo:text-indent="0cm"/>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1344757451" text:style-name="List_20_1">
        <text:list-item>
          <text:p text:style-name="P5">Aller dans le module “Gestion documentaire”</text:p>
        </text:list-item>
        <text:list-item>
          <text:p text:style-name="P5">Sélectionner le menu “Création / Famille”</text:p>
        </text:list-item>
        <text:list-item>
          <text:p text:style-name="P5">Indiquer de quel famille la nouvelle famille doit hériter</text:p>
        </text:list-item>
        <text:list-item>
          <text:p text:style-name="P5">Indiquer le nom de la famille</text:p>
        </text:list-item>
        <text:list-item>
          <text:p text:style-name="P5">Cliquer sur “Créer une nouvelle famille”</text:p>
        </text:list-item>
        <text:list-item>
          <text:p text:style-name="P5">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5">Clic droit sur la famille</text:p>
        </text:list-item>
        <text:list-item>
          <text:p text:style-name="P5">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5">La première ligne permet de définir le cadre (bordure qui entoure les champs)</text:p>
        </text:list-item>
        <text:list-item>
          <text:p text:style-name="P5">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5">Expliquer comment importer des familles dans dynacase en utilisant l'interface Web ou la ligne de commandes.</text:p>
        </text:list-item>
        <text:list-item>
          <text:p text:style-name="P5">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5">Construire un fichier OpenOffice.org ou .cvs en suivant les instructions des chapitres suivants</text:p>
        </text:list-item>
        <text:list-item>
          <text:p text:style-name="P5">Se placer dans le module “Gestion documentaire” de dynacase</text:p>
        </text:list-item>
        <text:list-item>
          <text:p text:style-name="P5">Utiliser le menu “Outils / Importer des documents”</text:p>
        </text:list-item>
        <text:list-item>
          <text:p text:style-name="P5"><text:soft-page-break/>Cliquer sur le bouton “Parcourir” et sélectionner le document .csv ou OpenOffice.org</text:p>
        </text:list-item>
        <text:list-item>
          <text:p text:style-name="P5">Cliquer sur le bouton “Analyse” pour détecter les anomalies</text:p>
        </text:list-item>
        <text:list-item>
          <text:p text:style-name="P5">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famille.</text:p>
          </table:table-cell>
        </table:table-row>
        <text:soft-page-break/>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pan text:style-name="Strong_20_Emphasis">Définition des colonnes : </text:span></text:p>
      <table:table table:name="Tableau3" table:style-name="Tableau3">
        <table:table-column table:style-name="Tableau3.A"/>
        <table:table-column table:style-name="Tableau3.B"/>
        <table:table-column table:style-name="Tableau3.C"/>
        <text:soft-page-break/>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text:soft-page-break/>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3" xml:id="id1" draw:id="id1" svg:width="7.002cm" svg:height="0.914cm" svg:x="0cm" svg:y="0cm"><text:p text:style-name="P12"><text:span text:style-name="T8">Classe Doc</text:span></text:p><draw:enhanced-geometry svg:viewBox="0 0 21600 21600" draw:type="rectangle" draw:enhanced-path="M 0 0 L 21600 0 21600 21600 0 21600 0 0 Z N"/></draw:custom-shape><draw:custom-shape draw:style-name="gr2" draw:text-style-name="P13" xml:id="id2" draw:id="id2" svg:width="6.696cm" svg:height="5.783cm" svg:x="0.152cm" svg:y="2.131cm"><text:p text:style-name="P12"><text:span text:style-name="T8">Classe MaFamille</text:span></text:p><text:p text:style-name="P12"><text:span text:style-name="T8"/></text:p><text:p text:style-name="P12"><text:span text:style-name="T8"/></text:p><text:p text:style-name="P12"><text:span text:style-name="T8"/></text:p><text:p text:style-name="P12"><text:span text:style-name="T8"/></text:p><text:p text:style-name="P12"><text:span text:style-name="T8"/></text:p><text:p text:style-name="P12"><text:span text:style-name="T8"/></text:p><text:p text:style-name="P12"><text:span text:style-name="T8"/></text:p><text:p text:style-name="P12"><text:span text:style-name="T8"/></text:p><text:p text:style-name="P12"><text:span text:style-name="T8"/></text:p><text:p text:style-name="P12"><text:span text:style-name="T8"/></text:p><draw:enhanced-geometry svg:viewBox="0 0 21600 21600" draw:type="rectangle" draw:enhanced-path="M 0 0 L 21600 0 21600 21600 0 21600 0 0 Z N"/></draw:custom-shape><draw:custom-shape draw:style-name="gr3" draw:text-style-name="P13" svg:width="3.652cm" svg:height="1.523cm" svg:x="1.674cm" svg:y="3.651cm"><text:p text:style-name="P12"><text:span text:style-name="T8">Méthode Principale</text:span></text:p><draw:enhanced-geometry svg:viewBox="0 0 21600 21600" draw:type="rectangle" draw:enhanced-path="M 0 0 L 21600 0 21600 21600 0 21600 0 0 Z N"/></draw:custom-shape><draw:custom-shape draw:style-name="gr3" draw:text-style-name="P13" svg:width="3.652cm" svg:height="1.523cm" svg:x="1.674cm" svg:y="5.417cm"><text:p text:style-name="P12"><text:span text:style-name="T8">Méthode Secondaire</text:span></text:p><draw:enhanced-geometry svg:viewBox="0 0 21600 21600" draw:type="rectangle" draw:enhanced-path="M 0 0 L 21600 0 21600 21600 0 21600 0 0 Z N"/></draw:custom-shape><draw:connector draw:style-name="gr4" draw:text-style-name="P13"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3" xml:id="id3" draw:id="id3" svg:width="7.002cm" svg:height="0.914cm" svg:x="0cm" svg:y="0cm"><text:p text:style-name="P12"><text:span text:style-name="T8">Classe Doc</text:span></text:p><draw:enhanced-geometry svg:viewBox="0 0 21600 21600" draw:type="rectangle" draw:enhanced-path="M 0 0 L 21600 0 21600 21600 0 21600 0 0 Z N"/></draw:custom-shape><draw:custom-shape draw:style-name="gr2" draw:text-style-name="P13" xml:id="id5" draw:id="id5" svg:width="7.002cm" svg:height="1.999cm" svg:x="0cm" svg:y="4.701cm"><text:p text:style-name="P12"><text:span text:style-name="T8">Classe MaFamille</text:span></text:p><text:p text:style-name="P12"><text:span text:style-name="T8"/></text:p><text:p text:style-name="P12"><text:span text:style-name="T8"/></text:p><text:p text:style-name="P12"><text:span text:style-name="T8"/></text:p><text:p text:style-name="P12"><text:span text:style-name="T8"/></text:p><draw:enhanced-geometry svg:viewBox="0 0 21600 21600" draw:type="rectangle" draw:enhanced-path="M 0 0 L 21600 0 21600 21600 0 21600 0 0 Z N"/></draw:custom-shape><draw:custom-shape draw:style-name="gr3" draw:text-style-name="P13" svg:width="3.652cm" svg:height="1.521cm" svg:x="3cm" svg:y="5.179cm"><text:p text:style-name="P12"><text:span text:style-name="T8">Méthode Principale</text:span></text:p><draw:enhanced-geometry svg:viewBox="0 0 21600 21600" draw:type="rectangle" draw:enhanced-path="M 0 0 L 21600 0 21600 21600 0 21600 0 0 Z N"/></draw:custom-shape><draw:custom-shape draw:style-name="gr2" draw:text-style-name="P13" xml:id="id4" draw:id="id4" svg:width="7.002cm" svg:height="2.001cm" svg:x="0cm" svg:y="1.7cm"><text:p text:style-name="P12"><text:span text:style-name="T9">Classe Intermédiaire</text:span></text:p><text:p text:style-name="P12"><text:span text:style-name="T8"/></text:p><text:p text:style-name="P12"><text:span text:style-name="T8"/></text:p><text:p text:style-name="P12"><text:span text:style-name="T8"/></text:p><text:p text:style-name="P12"><text:span text:style-name="T8"/></text:p><draw:enhanced-geometry svg:viewBox="0 0 21600 21600" draw:type="rectangle" draw:enhanced-path="M 0 0 L 21600 0 21600 21600 0 21600 0 0 Z N"/></draw:custom-shape><draw:custom-shape draw:style-name="gr3" draw:text-style-name="P13" svg:width="3.654cm" svg:height="1.523cm" svg:x="3.099cm" svg:y="2.178cm"><text:p text:style-name="P12"><text:span text:style-name="T8">Méthode Secondaire</text:span></text:p><draw:enhanced-geometry svg:viewBox="0 0 21600 21600" draw:type="rectangle" draw:enhanced-path="M 0 0 L 21600 0 21600 21600 0 21600 0 0 Z N"/></draw:custom-shape><draw:connector draw:style-name="gr4" draw:text-style-name="P13" svg:x1="3.5cm" svg:y1="0.915cm" svg:x2="3.5cm" svg:y2="1.702cm" draw:start-shape="id3" draw:start-glue-point="2" draw:end-shape="id4" draw:end-glue-point="0" svg:d="m3500-2436v787"><text:p/></draw:connector><draw:connector draw:style-name="gr4" draw:text-style-name="P13"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attributes" afin d'effacer les attributs avant de réimporter les attributs (équivant à l'option --reinitattr=yes de la commande wsh --api=importDocuments) mais seulement pour la famille concerné.</text:p>
          </table:table-cell>
        </table:table-row>
      </table:table>
      <text:p text:style-name="Text_20_body"><text:line-break/><text:line-break/><text:soft-page-break/></text:p>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774359667" text:style-name="Numbering_20_1">
        <text:list-item>
          <text:p text:style-name="P6">ATTR</text:p>
        </text:list-item>
        <text:list-item>
          <text:p text:style-name="P6">identifiant de l'attribut</text:p>
        </text:list-item>
        <text:list-item>
          <text:p text:style-name="P6">identifiant du cadre ou du tableau englobant</text:p>
        </text:list-item>
        <text:list-item>
          <text:p text:style-name="P6">désignation de l'attribut</text:p>
        </text:list-item>
        <text:list-item>
          <text:p text:style-name="P6">'Y' signifie qu'il fait partie du titre, 'N' il ne fait pas partie du titre</text:p>
        </text:list-item>
        <text:list-item>
          <text:p text:style-name="P6">'Y' signifie qu'il fait partie du résumé, 'N' il ne fait pas partie du résumé</text:p>
        </text:list-item>
        <text:list-item>
          <text:p text:style-name="P6">type de l'attribut</text:p>
        </text:list-item>
        <text:list-item>
          <text:p text:style-name="P6">ordre de l'attribut</text:p>
        </text:list-item>
        <text:list-item>
          <text:p text:style-name="P6">visibilité de l'attribut</text:p>
        </text:list-item>
        <text:list-item>
          <text:p text:style-name="P6">'Y' signifie qu'il est obligatoire, 'N' il ne fait pas obligatoire</text:p>
        </text:list-item>
        <text:list-item>
          <text:p text:style-name="P6">définition de l'hyperlien</text:p>
        </text:list-item>
        <text:list-item>
          <text:p text:style-name="P6">nom du fichier php pour l'aide à la saisie</text:p>
        </text:list-item>
        <text:list-item>
          <text:p text:style-name="P6">nom et attributs de la fonction pour l'aide à la saisie ou nom et attributs de la méthode de calcul (précédé de ::) s'il s'agit d'un attribut calculé (visibilité W)</text:p>
        </text:list-item>
        <text:list-item>
          <text:p text:style-name="P6">extra lien</text:p>
        </text:list-item>
        <text:list-item>
          <text:p text:style-name="P6">nom et attribut de la méthode de contrainte</text:p>
        </text:list-item>
        <text:list-item>
          <text:p text:style-name="P6">options de présentation séparées par des '|'.</text:p>
        </text:list-item>
      </text:list>
      <text:p text:style-name="Text_20_body"/>
      <text:h text:style-name="Heading_20_4" text:outline-level="4"><text:bookmark-start text:name="les_attributs_de_base_d_une_famille"/>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text:soft-page-break/>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5">text(”%s environ”) “pour postfixer <text:span text:style-name="Source_20_Text">environ</text:span> après la valeur,</text:p>
        </text:list-item>
        <text:list-item>
          <text:p text:style-name="P5">text(”&lt;B&gt;%s&lt;/B&gt;”) “pour afficher l'attribut en gras.</text:p>
        </text:list-item>
      </text:list>
      <text:p text:style-name="Text_20_body">Ceci est aussi valable pour les type “int” ou “double”</text:p>
      <text:list xml:id="list830729891" text:style-name="List_20_1">
        <text:list-item>
          <text:p text:style-name="P5">double(”%.02f”) : pour afficher un nombre avec 2 décimales</text:p>
        </text:list-item>
        <text:list-item>
          <text:p text:style-name="P5"><text:soft-page-break/>integer(”%d m²”) : pour afficher (100 m²).</text:p>
        </text:list-item>
        <text:list-item>
          <text:p text:style-name="P5">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5">time(”%H:%M:%S”) pour afficher aussi les secondes,</text:p>
        </text:list-item>
        <text:list-item>
          <text:p text:style-name="P5">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952526196" text:style-name="L1">
        <text:list-item>
          <text:p text:style-name="P7">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text:soft-page-break/>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5">frame : Un attribut de type “frame” permet d'ajouter une bordure et un titre pour regrouper des champs similaires</text:p>
        </text:list-item>
        <text:list-item>
          <text:p text:style-name="P5">array : Un attribut de type “array” permet de créer des tableaux</text:p>
        </text:list-item>
        <text:list-item>
          <text:p text:style-name="P5">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5">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soft-page-break/></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2023298154" text:style-name="L4">
              <text:list-item>
                <text:p text:style-name="P11"><text:span text:style-name="Source_20_Text">"left"</text:span> par défaut affiche le libellé à gauche de la valeur. </text:p>
              </text:list-item>
              <text:list-item>
                <text:p text:style-name="P11"><text:span text:style-name="Source_20_Text">"up"</text:span> l'affiche dessus en souligné. </text:p>
              </text:list-item>
              <text:list-item>
                <text:p text:style-name="P11"><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ext:soft-page-break/>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tstyle</text:p>
          </table:table-cell>
          <table:table-cell table:style-name="Tableau38.A3" office:value-type="string">
            <text:p text:style-name="P1">style css appliqué sur le tableau.</text:p>
            <text:p text:style-name="P1">t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ext:soft-page-break/>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ext:soft-page-break/>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ext:soft-page-break/>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text:soft-page-break/>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un énuméré est à choix multiple (anciennement enumlist). Ceci est applicable aussi aux types <text:span text:style-name="Source_20_Text">docid</text:span> typé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ext:soft-page-break/>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6">DEFAULT</text:p>
        </text:list-item>
        <text:list-item>
          <text:p text:style-name="P6">identifiant de l'attribut</text:p>
        </text:list-item>
        <text:list-item>
          <text:p text:style-name="P6">valeur par défaut. Soit du texte statique. Soit l'appel à une méthode connue de la famille. Pour les attributs à l'intérieur d'un tableau (array), il est possible d'initialiser plusieurs lignes du tableau en séparant chaque ligne par un '\n'</text:p>
        </text:list-item>
      </text:list>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4" text:outline-level="4"><text:bookmark-start text:name="les_attributs_enumeres"/><text:soft-page-break/>Les attributs énumérés<text:bookmark-end text:name="les_attributs_enumeres"/></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5">pour les énumérés simples :</text:p>
          <text:list>
            <text:list-item>
              <text:p text:style-name="P5">vcheck : boutons radio (exclusifs) alignés verticalement</text:p>
            </text:list-item>
            <text:list-item>
              <text:p text:style-name="P5">hcheck : boutons radio alignés horizontalement</text:p>
            </text:list-item>
            <text:list-item>
              <text:p text:style-name="P5">auto : liste déroulante filtrante</text:p>
            </text:list-item>
            <text:list-item>
              <text:p text:style-name="P5">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5">pour les énumérés multiples :</text:p>
          <text:list>
            <text:list-item>
              <text:p text:style-name="P5">vcheck : boîtes à cocher alignées verticalement</text:p>
            </text:list-item>
            <text:list-item>
              <text:p text:style-name="P5">hcheck : boîtes à cocher alignées horizontalement</text:p>
            </text:list-item>
            <text:list-item>
              <text:p text:style-name="P5">auto : liste déroulante filtrante</text:p>
            </text:list-item>
          </text:list>
        </text:list-item>
      </text:list>
      <text:p text:style-name="Text_20_body">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ext:soft-page-break/>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a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5" text:outline-level="5"><text:bookmark-start text:name="creer_ou_modifier_des_enumeres_avec_l_interface_web"/>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5">Faire un clic droit sur la famille et sélectionner le menu “Éditer les énumérés”</text:p>
        </text:list-item>
        <text:list-item>
          <text:p text:style-name="P5">Cliquer sur le bouton correspondant à l'énuméré à modifier</text:p>
        </text:list-item>
        <text:list-item>
          <text:p text:style-name="P5">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5">De créer un nouvel énuméré</text:p>
        </text:list-item>
        <text:list-item>
          <text:p text:style-name="P5">Le deplacer grâce au flèche en dessous de l'énuméré titre</text:p>
        </text:list-item>
        <text:list-item>
          <text:p text:style-name="P5">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1875736639" text:style-name="L2">
        <text:list-item>
          <text:p text:style-name="P8">Les caractères ["] (quote), ['] (apostrophe) et [&amp;] (ampersand) sont à proscrire pour la <text:soft-page-break/>composition des clefs d'énumérés.</text:p>
        </text:list-item>
        <text:list-item>
          <text:p text:style-name="P8">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Les propriétés du document peuvent aussi être utilisées en les entourant par le caractère %. </text:p>
      <text:p text:style-name="Text_20_body">Les propriétés les plus couramment utilisées dans les liens sont :</text:p>
      <text:list xml:id="list100042564" text:style-name="L3">
        <text:list-item>
          <text:p text:style-name="P9">%ID% : identifiant du document</text:p>
        </text:list-item>
        <text:list-item>
          <text:p text:style-name="P9">%INITID% : identifiant initial du document (invariable quelque soit la révision du document )</text:p>
        </text:list-item>
        <text:list-item>
          <text:p text:style-name="P9">%TITLE% : titre du document</text:p>
        </text:list-item>
        <text:list-item>
          <text:p text:style-name="P9">%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5">%S% : est remplacé par l'URL relative vers dynacase <text:s/>Il doit être utilisé en début de lien.</text:p>
        </text:list-item>
        <text:list-item>
          <text:p text:style-name="P5">%I% : est remplacé par l'identifiant (équivalent à %ID%)</text:p>
        </text:list-item>
        <text:list-item>
          <text:p text:style-name="P5">%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text:soft-page-break/>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app=FDL&amp;action=FDL_CARD&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text:soft-page-break/>NomFonction(P1,P2,...):R1,R2,R3,...</text:p>
      <text:list xml:id="list1479660274" text:style-name="List_20_1">
        <text:list-item>
          <text:p text:style-name="P5">NomFonction : Nom de la fonction PHP à appeler</text:p>
        </text:list-item>
        <text:list-item>
          <text:p text:style-name="P5">P1,P2,…: Paramètres de la fonction. Pour ces attributs, il est possible de mettre:</text:p>
          <text:list>
            <text:list-item>
              <text:p text:style-name="P5">D : coordonnée de la base de donnée Dynacase</text:p>
            </text:list-item>
            <text:list-item>
              <text:p text:style-name="P5">I : numéro de référence du document</text:p>
            </text:list-item>
            <text:list-item>
              <text:p text:style-name="P5">{FAMNAME} : FAMNAME étant le nom interne de la famille. Est remplacé par le numéro de référence de la famille</text:p>
            </text:list-item>
            <text:list-item>
              <text:p text:style-name="P5">{PARAM} : PARAM étant un identificateur de paramètre. Est remplacé par la valeur du paramètre</text:p>
            </text:list-item>
            <text:list-item>
              <text:p text:style-name="P5">un chiffre : chiffre mis en argument tel quel</text:p>
            </text:list-item>
            <text:list-item>
              <text:p text:style-name="P5">chaîne de caractère : mise en argument telle quelle</text:p>
            </text:list-item>
          </text:list>
        </text:list-item>
        <text:list-item>
          <text:p text:style-name="P5">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5">$dbaccess : coordonnées de la base de données</text:p>
        </text:list-item>
        <text:list-item>
          <text:p text:style-name="P5">$famid : identificateur de la famille recherchée</text:p>
        </text:list-item>
        <text:list-item>
          <text:p text:style-name="P5">$name : restriction de la recherche au document dont le titre comprend $name</text:p>
        </text:list-item>
        <text:list-item>
          <text:p text:style-name="P5">$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5">TST_IDSOC : identificateur de la famille société</text:p>
        </text:list-item>
        <text:list-item>
          <text:p text:style-name="P5">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5" text:outline-level="5"><text:bookmark-start text:name="ajouter_un_attribut_calcule"/><text:soft-page-break/>Ajouter un attribut calculé<text:bookmark-end text:name="ajouter_un_attribut_calcule"/></text:h>
      <text:h text:style-name="Heading_20_6" text:outline-level="6"><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6" text:outline-level="6"><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app=FDL&amp;action=FDL_CARD&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5" text:outline-level="5"><text:bookmark-start text:name="contraintes_d_attributs"/>Contraintes d'attributs<text:bookmark-end text:name="contraintes_d_attributs"/></text:h>
      <text:h text:style-name="Heading_20_6" text:outline-level="6"><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6" text:outline-level="6"><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text:soft-page-break/>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p text:style-name="Text_20_body"/>
      <text:p text:style-name="Text_20_body"/>
      <text:h text:style-name="Heading_20_5" text:outline-level="5"><text:bookmark-start text:name="creer_une_entree_de_menu_contextuel"/>Créer une entrée de menu <text:bookmark-end text:name="creer_une_entree_de_menu_contextuel"/></text:h>
      <text:h text:style-name="Heading_20_6" text:outline-level="6"><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6" text:outline-level="6"><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S%app=FDL&amp;action=FDL_CARD&amp;id=%CMC_IDPROPO2%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h text:style-name="Heading_20_6" text:outline-level="6"><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number-columns-repeated="2"/>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number-columns-repeated="2"/>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number-columns-repeated="2"/>
        <table:table-column table:style-name="Tableau21.C"/>
        <text:soft-page-break/>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6" text:outline-level="6"><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6" text:outline-level="6"><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h text:style-name="P4" text:outline-level="6"/>
      <text:h text:style-name="Heading_20_5" text:outline-level="5"><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app=GENERIC&amp;action=GENERIC_EDIT&amp;classid=FACT&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ext:soft-page-break/>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5">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text:soft-page-break/>Modifier une famille depuis l'interface Web<text:bookmark-end text:name="modifier_une_famille_depuis_l_interface_web"/></text:h>
      <text:p text:style-name="Text_20_body">Pour modifier une famille, il faut :</text:p>
      <text:list xml:id="list1559832150" text:style-name="List_20_1">
        <text:list-item>
          <text:p text:style-name="P5">Aller dans le module “Gestion documentaire”</text:p>
        </text:list-item>
        <text:list-item>
          <text:p text:style-name="P5">Sélectionner la recherche “les familles”</text:p>
        </text:list-item>
        <text:list-item>
          <text:p text:style-name="P5">Sélectionner la famille à modifier</text:p>
        </text:list-item>
        <text:list-item>
          <text:p text:style-name="P5">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5">Faire un clic droit sur la famille et sélectionner le menu “Changer d'icône”</text:p>
        </text:list-item>
        <text:list-item>
          <text:p text:style-name="P5">Cliquer sur “Parcourir” et sélectionner une image sur le disque dur</text:p>
        </text:list-item>
        <text:list-item>
          <text:p text:style-name="P5">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4$Linux LibreOffice_project/340m1$Build-402</meta:generator>
    <dc:date>2012-02-17T14:29:22</dc:date>
    <meta:editing-duration>P1DT4H54M54S</meta:editing-duration>
    <meta:editing-cycles>87</meta:editing-cycles>
    <dc:creator>Eric Brison</dc:creator>
    <meta:document-statistic meta:table-count="37" meta:image-count="0" meta:object-count="6" meta:page-count="27" meta:paragraph-count="1030" meta:word-count="9540" meta:character-count="60831" meta:non-whitespace-character-count="519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